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8768103270725069560"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6324786865354126422"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957221378216490829"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169684625566108733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067111088840796809"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493824391530434485"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1246805940602856954"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841760746585917832"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9244180" text:continue-list="list1246805940602856954"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837698119266241603"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248791"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247255"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9243396"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9244522"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265383"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6964130744877605106"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6974923990817454687"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121704597152103310"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266212"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024783997236751567"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131972882019270739"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36303491403078310" text:style-name="L15">
        <text:list-item>
          <text:list>
            <text:list-header>
              <text:p text:style-name="P182">1.5 miles averaging about 9:40/mile and rest 1 min</text:p>
            </text:list-header>
          </text:list>
        </text:list-item>
      </text:list>
      <text:p text:style-name="P24">1 mile in 8:26 and rest 2 min</text:p>
      <text:list xml:id="list6126174196232400852"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224908793907046055"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239260"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1272192164920717572"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961581839879843460"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6706294344889769020"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9242465" text:continue-list="list6961581839879843460" text:style-name="L19">
        <text:list-item>
          <text:list>
            <text:list-header>
              <text:p text:style-name="P186">(Pace*HR)=1240</text:p>
            </text:list-header>
          </text:list>
        </text:list-item>
      </text:list>
      <text:list xml:id="list39249704" text:continue-list="list1272192164920717572" text:style-name="L18">
        <text:list-item>
          <text:list>
            <text:list-header>
              <text:p text:style-name="P185">2 miles at 10:46/mile Ave HR= 121 bpm and rest a few minutes</text:p>
            </text:list-header>
          </text:list>
        </text:list-item>
      </text:list>
      <text:list xml:id="list39252799" text:continue-list="list39242465"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9254247"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238107207357670277"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636865157951106058"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345085264615389610"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822984008853132545"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035171036327713677"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64134838232188754"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9240754"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25614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558920889077501590"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93547310704376050"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179353155209044028"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305913050150536148"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428683204700713925"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488297300607486750" text:style-name="L32">
        <text:list-item>
          <text:list>
            <text:list-header>
              <text:p text:style-name="P196">0.25 miles in 2:54</text:p>
              <text:p text:style-name="P196">1 mile in 9:21 going faster as I ran and ending at around 8:30 pace</text:p>
            </text:list-header>
          </text:list>
        </text:list-item>
      </text:list>
      <text:list xml:id="list4353668597562203190"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964174539812423110"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502491442837443843"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988283686596765440"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012218087362117849"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text:soft-page-break/>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30T19:00:16.21</dc:date>
    <dc:creator>James Lombardi</dc:creator>
    <meta:editing-duration>P24DT20H59M9S</meta:editing-duration>
    <meta:editing-cycles>1962</meta:editing-cycles>
    <meta:generator>OpenOffice/4.1.2$Win32 OpenOffice.org_project/412m3$Build-9782</meta:generator>
    <meta:document-statistic meta:table-count="0" meta:image-count="9" meta:object-count="0" meta:page-count="196" meta:paragraph-count="5682" meta:word-count="61492" meta:character-count="315153"/>
  </office:meta>
</office:document-meta>
</file>